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ematica1" svg:font-family="Mathematica1,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language="en" fo:country="US" fo:font-weight="bold" officeooo:rsid="00018ea6" officeooo:paragraph-rsid="005312ce" style:font-size-asian="10pt" style:language-asian="zxx" style:country-asian="none" style:font-weight-asian="bold" style:font-name-complex="Century Gothic" style:font-size-complex="10pt"/>
    </style:style>
    <style:style style:name="P2"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3" style:family="paragraph" style:parent-style-name="Standard">
      <style:paragraph-properties fo:text-align="start" style:justify-single-word="false"/>
      <style:text-properties style:font-name="Arial" fo:font-size="10pt" fo:language="en" fo:country="US" fo:font-weight="bold" officeooo:rsid="006cce93" officeooo:paragraph-rsid="00018ea6" style:font-size-asian="10pt" style:language-asian="zxx" style:country-asian="none" style:font-weight-asian="bold" style:font-name-complex="Century Gothic" style:font-size-complex="10pt"/>
    </style:style>
    <style:style style:name="P4" style:family="paragraph" style:parent-style-name="Standard">
      <style:paragraph-properties fo:text-align="start" style:justify-single-word="false"/>
      <style:text-properties style:font-name="Arial" fo:font-size="10pt" fo:language="en" fo:country="US" fo:font-weight="bold" officeooo:rsid="0052ef88" officeooo:paragraph-rsid="0067f34d" style:font-size-asian="10pt" style:language-asian="zxx" style:country-asian="none" style:font-weight-asian="bold" style:font-name-complex="Century Gothic" style:font-size-complex="10pt" style:font-weight-complex="normal"/>
    </style:style>
    <style:style style:name="P5" style:family="paragraph" style:parent-style-name="Standard">
      <style:paragraph-properties fo:text-align="start" style:justify-single-word="false"/>
      <style:text-properties style:font-name="Arial" fo:font-size="10pt" fo:language="en" fo:country="US" fo:font-weight="bold" officeooo:rsid="006e1678" officeooo:paragraph-rsid="006e1678" style:font-size-asian="10pt" style:language-asian="zxx" style:country-asian="none" style:font-weight-asian="bold" style:font-name-complex="Century Gothic" style:font-size-complex="10pt"/>
    </style:style>
    <style:style style:name="P6"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US" officeooo:paragraph-rsid="004019bc" style:font-size-asian="10pt" style:font-name-complex="Century Gothic" style:font-size-complex="10pt"/>
    </style:style>
    <style:style style:name="P7" style:family="paragraph" style:parent-style-name="Standard">
      <style:paragraph-properties fo:text-align="start" style:justify-single-word="false"/>
      <style:text-properties style:font-name="Arial" fo:font-size="10pt" fo:language="en" fo:country="US" fo:font-weight="normal" officeooo:rsid="006e1678" officeooo:paragraph-rsid="006e1678" style:font-size-asian="10pt" style:language-asian="zxx" style:country-asian="none" style:font-weight-asian="normal" style:font-name-complex="Century Gothic" style:font-size-complex="10pt" style:font-weight-complex="normal"/>
    </style:style>
    <style:style style:name="P8" style:family="paragraph" style:parent-style-name="Standard">
      <style:paragraph-properties fo:text-align="start" style:justify-single-word="false"/>
      <style:text-properties style:font-name="Arial" fo:font-size="10pt" fo:language="en" fo:country="US" fo:font-weight="normal" officeooo:rsid="006e1678" officeooo:paragraph-rsid="0078475f" style:font-size-asian="10pt" style:language-asian="zxx" style:country-asian="none" style:font-weight-asian="normal" style:font-name-complex="Century Gothic" style:font-size-complex="10pt"/>
    </style:style>
    <style:style style:name="P9" style:family="paragraph" style:parent-style-name="Standard">
      <style:paragraph-properties fo:text-align="start" style:justify-single-word="false"/>
      <style:text-properties style:font-name="Arial" fo:font-size="10pt" fo:language="en" fo:country="US" fo:font-style="normal" officeooo:paragraph-rsid="006e1678" style:font-size-asian="10pt" style:font-style-asian="normal" style:font-name-complex="Century Gothic" style:font-size-complex="10pt" style:font-style-complex="normal"/>
    </style:style>
    <style:style style:name="P10" style:family="paragraph" style:parent-style-name="Standard">
      <style:paragraph-properties fo:text-align="start" style:justify-single-word="false"/>
      <style:text-properties style:font-name="Arial" fo:font-size="10pt" fo:font-weight="bold" officeooo:paragraph-rsid="00018ea6" style:font-size-asian="10pt" style:language-asian="zxx" style:country-asian="none" style:font-weight-asian="bold" style:font-name-complex="Century Gothic" style:font-size-complex="10pt"/>
    </style:style>
    <style:style style:name="P11" style:family="paragraph" style:parent-style-name="Standard">
      <style:paragraph-properties fo:text-align="start" style:justify-single-word="false"/>
      <style:text-properties style:font-name="Arial" fo:font-size="10pt" fo:font-weight="bold" officeooo:rsid="003879c5" officeooo:paragraph-rsid="003052f7"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Arial" fo:font-size="10pt" officeooo:paragraph-rsid="000c637d" style:font-size-asian="10pt" style:font-size-complex="10pt"/>
    </style:style>
    <style:style style:name="P13" style:family="paragraph" style:parent-style-name="Standard">
      <style:paragraph-properties fo:text-align="start" style:justify-single-word="false"/>
      <style:text-properties style:font-name="Arial" fo:font-size="10pt" officeooo:rsid="003879c5" officeooo:paragraph-rsid="003052f7" style:font-size-asian="10pt" style:font-size-complex="10pt"/>
    </style:style>
    <style:style style:name="P14" style:family="paragraph" style:parent-style-name="Standard">
      <style:paragraph-properties fo:text-align="start" style:justify-single-word="false"/>
      <style:text-properties officeooo:paragraph-rsid="0078475f"/>
    </style:style>
    <style:style style:name="P15" style:family="paragraph" style:parent-style-name="Standard">
      <style:paragraph-properties fo:text-align="justify" style:justify-single-word="false"/>
      <style:text-properties style:font-name="Century Gothic" fo:font-size="10pt" fo:language="en" fo:country="US" officeooo:paragraph-rsid="0078475f" style:font-size-asian="10pt" style:font-name-complex="Century Gothic" style:font-size-complex="10pt"/>
    </style:style>
    <style:style style:name="P16" style:family="paragraph" style:parent-style-name="Standard">
      <style:paragraph-properties fo:text-align="justify" style:justify-single-word="false"/>
      <style:text-properties officeooo:paragraph-rsid="0078475f"/>
    </style:style>
    <style:style style:name="P17" style:family="paragraph" style:parent-style-name="Standard">
      <style:paragraph-properties fo:text-align="justify" style:justify-single-word="false"/>
      <style:text-properties style:font-name="Courier New" fo:font-size="10pt" fo:language="en" fo:country="US" officeooo:paragraph-rsid="0078475f" style:font-size-asian="10pt" style:font-name-complex="Courier New" style:font-size-complex="10pt"/>
    </style:style>
    <style:style style:name="P18" style:family="paragraph" style:parent-style-name="Standard">
      <style:paragraph-properties fo:margin-left="1.905cm" fo:margin-right="0cm" fo:text-align="start" style:justify-single-word="false" fo:text-indent="0cm" style:auto-text-indent="false"/>
      <style:text-properties style:font-name="Century Gothic" fo:font-size="10pt" fo:language="en" fo:country="US" fo:font-weight="bold" officeooo:rsid="006e1678" officeooo:paragraph-rsid="0078475f" style:font-size-asian="10pt" style:language-asian="zxx" style:country-asian="none" style:font-weight-asian="bold" style:font-name-complex="Century Gothic" style:font-size-complex="10pt"/>
    </style:style>
    <style:style style:name="P19" style:family="paragraph" style:parent-style-name="Standard">
      <style:paragraph-properties fo:margin-left="1.905cm" fo:margin-right="0cm" fo:text-indent="0cm" style:auto-text-indent="false"/>
      <style:text-properties style:font-name="Courier New" fo:font-size="9pt" officeooo:paragraph-rsid="0078475f" style:font-size-asian="9pt" style:font-name-complex="Courier New" style:font-size-complex="9pt"/>
    </style:style>
    <style:style style:name="P20" style:family="paragraph" style:parent-style-name="Standard">
      <style:paragraph-properties fo:margin-left="1.905cm" fo:margin-right="0cm" fo:text-indent="0cm" style:auto-text-indent="false"/>
      <style:text-properties officeooo:paragraph-rsid="0078475f"/>
    </style:style>
    <style:style style:name="P21" style:family="paragraph" style:parent-style-name="Standard">
      <style:paragraph-properties fo:margin-left="1.249cm" fo:margin-right="0cm" fo:text-align="justify" style:justify-single-word="false" fo:text-indent="0cm" style:auto-text-indent="false"/>
      <style:text-properties style:font-name="Courier New" fo:font-size="10pt" fo:language="en" fo:country="US" officeooo:paragraph-rsid="0078475f" style:font-size-asian="10pt" style:font-name-complex="Courier New" style:font-size-complex="10pt"/>
    </style:style>
    <style:style style:name="P22" style:family="paragraph" style:parent-style-name="Standard">
      <style:paragraph-properties fo:margin-left="1.249cm" fo:margin-right="0cm" fo:text-align="justify" style:justify-single-word="false" fo:text-indent="0cm" style:auto-text-indent="false"/>
      <style:text-properties fo:color="#000000" style:font-name="Courier New" fo:font-size="8pt" fo:language="en" fo:country="US" officeooo:paragraph-rsid="0078475f" style:font-name-asian="Courier New" style:font-size-asian="8pt" style:font-name-complex="Courier New" style:font-size-complex="8pt"/>
    </style:style>
    <style:style style:name="P23" style:family="paragraph" style:parent-style-name="Standard">
      <style:paragraph-properties fo:margin-left="1.249cm" fo:margin-right="0cm" fo:text-align="justify" style:justify-single-word="false" fo:text-indent="0cm" style:auto-text-indent="false"/>
      <style:text-properties fo:color="#000000" style:font-name="Courier New" fo:font-size="10pt" fo:language="en" fo:country="US" officeooo:paragraph-rsid="0078475f" style:font-size-asian="10pt" style:font-name-complex="Courier New" style:font-size-complex="10pt"/>
    </style:style>
    <style:style style:name="P24" style:family="paragraph" style:parent-style-name="Standard">
      <style:paragraph-properties fo:margin-left="5.921cm" fo:margin-right="0cm" fo:text-align="justify" style:justify-single-word="false" fo:text-indent="0cm" style:auto-text-indent="false"/>
      <style:text-properties fo:color="#000000" style:font-name="Courier New" fo:font-size="8pt" fo:language="en" fo:country="US" officeooo:paragraph-rsid="0078475f" style:font-size-asian="8pt" style:font-name-complex="Courier New" style:font-size-complex="8pt"/>
    </style:style>
    <style:style style:name="P25" style:family="paragraph" style:parent-style-name="Standard">
      <style:paragraph-properties fo:margin-left="5.921cm" fo:margin-right="0cm" fo:text-align="justify" style:justify-single-word="false" fo:text-indent="0cm" style:auto-text-indent="false"/>
      <style:text-properties officeooo:paragraph-rsid="0078475f"/>
    </style:style>
    <style:style style:name="P26" style:family="paragraph" style:parent-style-name="Standard">
      <style:paragraph-properties fo:margin-left="6.107cm" fo:margin-right="0cm" fo:text-align="justify" style:justify-single-word="false" fo:text-indent="0cm" style:auto-text-indent="false"/>
      <style:text-properties fo:color="#000000" style:font-name="Courier New" fo:font-size="8pt" fo:language="en" fo:country="US" officeooo:paragraph-rsid="0078475f" style:font-size-asian="8pt" style:font-name-complex="Courier New" style:font-size-complex="8pt"/>
    </style:style>
    <style:style style:name="P27" style:family="paragraph" style:parent-style-name="Standard">
      <style:paragraph-properties fo:margin-left="5.08cm" fo:margin-right="0cm" fo:text-align="justify" style:justify-single-word="false" fo:text-indent="-0.064cm" style:auto-text-indent="false"/>
      <style:text-properties fo:color="#000000" style:font-name="Courier New" fo:font-size="8pt" fo:language="en" fo:country="US" officeooo:paragraph-rsid="0078475f" style:font-size-asian="8pt" style:font-name-complex="Courier New" style:font-size-complex="8pt"/>
    </style:style>
    <style:style style:name="P28" style:family="paragraph" style:parent-style-name="Standard">
      <style:paragraph-properties fo:margin-left="1.27cm" fo:margin-right="0cm" fo:text-align="justify" style:justify-single-word="false" fo:text-indent="0cm" style:auto-text-indent="false"/>
      <style:text-properties style:font-name="Century Gothic" fo:font-size="10pt" fo:language="en" fo:country="US" officeooo:paragraph-rsid="0078475f" style:font-size-asian="10pt" style:font-name-complex="Century Gothic" style:font-size-complex="10pt"/>
    </style:style>
    <style:style style:name="P29" style:family="paragraph" style:parent-style-name="Standard">
      <style:paragraph-properties fo:margin-left="1.27cm" fo:margin-right="0cm" fo:text-align="justify" style:justify-single-word="false" fo:text-indent="0cm" style:auto-text-indent="false"/>
      <style:text-properties style:font-name="Courier New" fo:font-size="10pt" fo:language="en" fo:country="US" officeooo:paragraph-rsid="0078475f" style:font-size-asian="10pt" style:font-name-complex="Courier New" style:font-size-complex="10pt"/>
    </style:style>
    <style:style style:name="P30" style:family="paragraph" style:parent-style-name="Standard">
      <style:paragraph-properties fo:margin-left="0cm" fo:margin-right="0cm" fo:text-align="justify" style:justify-single-word="false" fo:text-indent="0cm" style:auto-text-indent="false"/>
      <style:text-properties officeooo:paragraph-rsid="0078475f"/>
    </style:style>
    <style:style style:name="P31" style:family="paragraph" style:parent-style-name="Standard">
      <style:paragraph-properties fo:text-align="start" style:justify-single-word="false"/>
      <style:text-properties style:font-name="Arial" fo:font-size="10pt" fo:language="en" fo:country="US" fo:font-weight="bold" officeooo:rsid="006e1678" officeooo:paragraph-rsid="0078475f" style:font-size-asian="10pt" style:language-asian="zxx" style:country-asian="none" style:font-weight-asian="bold" style:font-name-complex="Century Gothic" style:font-size-complex="10pt"/>
    </style:style>
    <style:style style:name="P32" style:family="paragraph" style:parent-style-name="Standard">
      <style:paragraph-properties fo:text-align="start" style:justify-single-word="false"/>
      <style:text-properties style:font-name="Arial" fo:font-size="10pt" fo:language="en" fo:country="US" fo:font-weight="bold" officeooo:rsid="0078475f" officeooo:paragraph-rsid="0078475f" style:font-size-asian="10pt" style:language-asian="zxx" style:country-asian="none" style:font-weight-asian="bold" style:font-name-complex="Century Gothic" style:font-size-complex="10pt"/>
    </style:style>
    <style:style style:name="P33" style:family="paragraph" style:parent-style-name="Standard" style:list-style-name="L1">
      <style:paragraph-properties fo:text-align="start" style:justify-single-word="false"/>
      <style:text-properties style:font-name="Arial" fo:font-size="10pt" officeooo:rsid="003879c5" officeooo:paragraph-rsid="003052f7" style:font-size-asian="10pt" style:font-size-complex="10pt"/>
    </style:style>
    <style:style style:name="P34" style:family="paragraph" style:parent-style-name="Standard">
      <style:paragraph-properties fo:margin-left="1.249cm" fo:margin-right="0cm" fo:text-align="justify" style:justify-single-word="false" fo:text-indent="0cm" style:auto-text-indent="false"/>
      <style:text-properties fo:color="#000000" style:font-name="Courier New" fo:font-size="8pt" fo:language="en" fo:country="US" officeooo:paragraph-rsid="0078475f" style:font-name-asian="Courier New" style:font-size-asian="8pt" style:font-name-complex="Courier New" style:font-size-complex="8pt"/>
    </style:style>
    <style:style style:name="P35" style:family="paragraph" style:parent-style-name="Standard">
      <style:paragraph-properties fo:margin-left="0cm" fo:margin-right="0cm" fo:text-align="justify" style:justify-single-word="false" fo:text-indent="0cm" style:auto-text-indent="false"/>
      <style:text-properties fo:color="#000000" style:font-name="Courier New" fo:font-size="8pt" fo:language="en" fo:country="US" officeooo:paragraph-rsid="0078475f" style:font-size-asian="8pt" style:font-name-complex="Courier New" style:font-size-complex="8pt"/>
    </style:style>
    <style:style style:name="P36" style:family="paragraph" style:parent-style-name="Standard" style:list-style-name="WW8Num37">
      <style:paragraph-properties fo:margin-left="0cm" fo:margin-right="0cm" fo:text-align="justify" style:justify-single-word="false" fo:text-indent="0cm" style:auto-text-indent="false">
        <style:tab-stops>
          <style:tab-stop style:position="0.635cm"/>
        </style:tab-stops>
      </style:paragraph-properties>
      <style:text-properties style:font-name="Courier New" fo:font-size="10pt" fo:language="en" fo:country="US" officeooo:paragraph-rsid="0078475f" style:font-size-asian="10pt" style:font-name-complex="Courier New" style:font-size-complex="10pt"/>
    </style:style>
    <style:style style:name="P37"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Courier New" fo:font-size="10pt" fo:language="en" fo:country="US" officeooo:paragraph-rsid="0078475f" style:font-size-asian="10pt" style:font-name-complex="Courier New" style:font-size-complex="10pt"/>
    </style:style>
    <style:style style:name="P38" style:family="paragraph" style:parent-style-name="Standard" style:list-style-name="WW8Num37">
      <style:paragraph-properties fo:margin-left="0.635cm" fo:margin-right="0cm" fo:text-align="justify" style:justify-single-word="false" fo:text-indent="-0.635cm" style:auto-text-indent="false">
        <style:tab-stops>
          <style:tab-stop style:position="0.635cm"/>
        </style:tab-stops>
      </style:paragraph-properties>
      <style:text-properties style:font-name="Century Gothic" fo:font-size="10pt" fo:language="en" fo:country="US" officeooo:paragraph-rsid="0078475f" style:font-size-asian="10pt" style:font-name-complex="Century Gothic" style:font-size-complex="10pt"/>
    </style:style>
    <style:style style:name="P39" style:family="paragraph" style:parent-style-name="Standard">
      <style:paragraph-properties fo:margin-left="1.27cm" fo:margin-right="0cm" fo:text-align="justify" style:justify-single-word="false" fo:text-indent="0cm" style:auto-text-indent="false"/>
      <style:text-properties style:font-name="Courier New" fo:font-size="10pt" fo:language="en" fo:country="US" officeooo:paragraph-rsid="0078475f" style:font-size-asian="10pt" style:font-name-complex="Courier New" style:font-size-complex="10pt"/>
    </style:style>
    <style:style style:name="T1" style:family="text">
      <style:text-properties fo:language="en" fo:country="US" officeooo:rsid="00018ea6"/>
    </style:style>
    <style:style style:name="T2" style:family="text">
      <style:text-properties fo:language="en" fo:country="US" officeooo:rsid="00512ee8"/>
    </style:style>
    <style:style style:name="T3" style:family="text">
      <style:text-properties fo:language="en" fo:country="US" officeooo:rsid="006cce93"/>
    </style:style>
    <style:style style:name="T4" style:family="text">
      <style:text-properties fo:language="en" fo:country="US" officeooo:rsid="006e1678"/>
    </style:style>
    <style:style style:name="T5" style:family="text">
      <style:text-properties officeooo:rsid="003052f7"/>
    </style:style>
    <style:style style:name="T6" style:family="text">
      <style:text-properties style:font-name="Arial" fo:font-size="10pt" officeooo:rsid="003052f7" style:font-size-asian="10pt" style:font-size-complex="10pt"/>
    </style:style>
    <style:style style:name="T7" style:family="text">
      <style:text-properties style:font-weight-complex="normal"/>
    </style:style>
    <style:style style:name="T8" style:family="text">
      <style:text-properties officeooo:rsid="0078475f" style:font-weight-complex="normal"/>
    </style:style>
    <style:style style:name="T9" style:family="text">
      <style:text-properties officeooo:rsid="0070c50a" style:font-weight-complex="normal"/>
    </style:style>
    <style:style style:name="T10" style:family="text">
      <style:text-properties officeooo:rsid="0078475f"/>
    </style:style>
    <style:style style:name="T11" style:family="text">
      <style:text-properties fo:color="#000000" style:font-name="Courier New" fo:font-size="8pt" fo:language="en" fo:country="US" style:font-name-asian="Courier New" style:font-size-asian="8pt" style:font-name-complex="Courier New" style:font-size-complex="8pt"/>
    </style:style>
    <style:style style:name="T12" style:family="text">
      <style:text-properties fo:color="#000000" style:font-name="Courier New" fo:font-size="8pt" fo:language="en" fo:country="US" style:font-size-asian="8pt" style:font-name-complex="Courier New" style:font-size-complex="8pt"/>
    </style:style>
    <style:style style:name="T13" style:family="text">
      <style:text-properties style:font-name="Courier New" fo:font-size="9pt" style:font-name-asian="Courier New" style:font-size-asian="9pt" style:font-name-complex="Courier New" style:font-size-complex="9pt"/>
    </style:style>
    <style:style style:name="T14" style:family="text">
      <style:text-properties style:font-name="Courier New" fo:font-size="9pt" style:font-size-asian="9pt" style:font-name-complex="Courier New" style:font-size-complex="9pt"/>
    </style:style>
    <style:style style:name="T15" style:family="text">
      <style:text-properties style:font-name-asian="Courier New"/>
    </style:style>
    <style:style style:name="T16" style:family="text">
      <style:text-properties style:font-name="Century Gothic" fo:font-size="10pt" fo:language="en" fo:country="US" style:font-size-asian="10pt" style:font-name-complex="Century Gothic" style:font-size-complex="10pt"/>
    </style:style>
    <style:style style:name="T17" style:family="text">
      <style:text-properties style:font-name="Century Gothic" fo:font-size="10pt" fo:language="en" fo:country="US" officeooo:rsid="0078475f" style:font-size-asian="10pt" style:font-name-complex="Century Gothic" style:font-size-complex="10pt"/>
    </style:style>
    <style:style style:name="T18" style:family="text">
      <style:text-properties style:font-name="Century Gothic" fo:font-size="10pt" fo:language="en" fo:country="US" style:font-name-asian="Century Gothic" style:font-size-asian="10pt" style:font-name-complex="Century Gothic" style:font-size-complex="10pt"/>
    </style:style>
    <style:style style:name="T19" style:family="text">
      <style:text-properties style:font-name="Century Gothic" fo:font-size="10pt" style:font-size-asian="10pt" style:font-name-complex="Century Gothic" style:font-size-complex="10pt"/>
    </style:style>
    <style:style style:name="T20" style:family="text">
      <style:text-properties style:font-name="Century Gothic" fo:font-size="9pt" fo:language="en" fo:country="US" style:font-name-asian="Century Gothic" style:font-size-asian="9pt" style:font-name-complex="Century Gothic"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Exercise</text:span><text:span text:style-name="T1"> </text:span><text:span text:style-name="T3">1</text:span><text:span text:style-name="T1">: </text:span><text:span text:style-name="T3">Part </text:span><text:span text:style-name="T4">2</text:span></text:p>
      <text:p text:style-name="P3"/>
      <text:p text:style-name="P5"><text:span text:style-name="T10">Loops and </text:span>Code Correction </text:p>
      <text:p text:style-name="P5"/>
      <text:p text:style-name="P4">Python Programming Bootcamp by Dr Rohitash Chandra</text:p>
      <text:p text:style-name="P4">UNSW, 2021</text:p>
      <text:p text:style-name="P1"><text:s/></text:p>
      <text:p text:style-name="P31"/>
      <text:p text:style-name="P32"/>
      <text:p text:style-name="P14"><text:span text:style-name="T17">1 </text:span><text:span text:style-name="T16">Write a </text:span><text:span text:style-name="T17">function </text:span><text:span text:style-name="T16"><text:s/>that prints a right triangle of different sizes. The size of the triangle is given as input to the user. (10 points)</text:span></text:p>
      <text:p text:style-name="P15"/>
      <text:p text:style-name="P21">Please enter an integer value n: 10</text:p>
      <text:p text:style-name="P22"><text:s text:c="19"/></text:p>
      <text:p text:style-name="P22"><text:s text:c="2"/></text:p>
      <text:p text:style-name="P24"><text:span text:style-name="T15"><text:s/></text:span>*</text:p>
      <text:p text:style-name="P26">**</text:p>
      <text:p text:style-name="P26">* *</text:p>
      <text:p text:style-name="P26">* <text:s/>*</text:p>
      <text:p text:style-name="P26">* <text:s text:c="2"/>*</text:p>
      <text:p text:style-name="P26">* <text:s text:c="3"/>*</text:p>
      <text:p text:style-name="P26">* <text:s text:c="4"/>*</text:p>
      <text:p text:style-name="P26">* <text:s text:c="5"/>*</text:p>
      <text:p text:style-name="P26">* <text:s text:c="6"/>*</text:p>
      <text:p text:style-name="P26">* <text:s text:c="7"/>*</text:p>
      <text:p text:style-name="P26">* <text:s text:c="8"/>*</text:p>
      <text:p text:style-name="P25"><text:span text:style-name="T11"><text:s/></text:span><text:span text:style-name="T12">************</text:span></text:p>
      <text:p text:style-name="P35"/>
      <text:p text:style-name="P30"><text:span text:style-name="T17">2 </text:span><text:span text:style-name="T16">Write a </text:span><text:span text:style-name="T17">function </text:span><text:span text:style-name="T16">that prints an </text:span><text:span text:style-name="T19">isosceles</text:span> <text:span text:style-name="T16">triangle of different sizes. The size of the triangle is given as input to the user. (10 points)</text:span></text:p>
      <text:p text:style-name="P15"/>
      <text:p text:style-name="P21">Please enter an integer value n: 10</text:p>
      <text:p text:style-name="P23"/>
      <text:p text:style-name="P27"><text:span text:style-name="T15"><text:s text:c="12"/></text:span>*</text:p>
      <text:p text:style-name="P27"><text:span text:style-name="T15"><text:s text:c="11"/></text:span>* *</text:p>
      <text:p text:style-name="P27"><text:span text:style-name="T15"><text:s text:c="10"/></text:span>* <text:s text:c="2"/>*</text:p>
      <text:p text:style-name="P27"><text:span text:style-name="T15"><text:s text:c="9"/></text:span>* <text:s text:c="4"/>*</text:p>
      <text:p text:style-name="P27"><text:span text:style-name="T15"><text:s text:c="8"/></text:span>* <text:s text:c="6"/>*</text:p>
      <text:p text:style-name="P27"><text:span text:style-name="T15"><text:s text:c="7"/></text:span>* <text:s text:c="8"/>*</text:p>
      <text:p text:style-name="P27"><text:span text:style-name="T15"><text:s text:c="6"/></text:span>* <text:s text:c="10"/>*</text:p>
      <text:p text:style-name="P27"><text:span text:style-name="T15"><text:s text:c="5"/></text:span>* <text:s text:c="12"/>*</text:p>
      <text:p text:style-name="P27"><text:span text:style-name="T15"><text:s text:c="4"/></text:span>* <text:s text:c="14"/>*</text:p>
      <text:p text:style-name="P27"><text:span text:style-name="T15"><text:s text:c="3"/></text:span>* <text:s text:c="16"/>*</text:p>
      <text:p text:style-name="P27"><text:span text:style-name="T15"><text:s text:c="2"/></text:span>* <text:s text:c="18"/>*</text:p>
      <text:p text:style-name="P27"><text:span text:style-name="T15"><text:s/></text:span>***********************</text:p>
      <text:list xml:id="list3275955607" text:style-name="WW8Num37">
        <text:list-header>
          <text:p text:style-name="P36"><text:s/></text:p>
        </text:list-header>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7"/>
      <text:list xml:id="list210833709238025" text:continue-numbering="true" text:style-name="WW8Num37">
        <text:list-header>
          <text:p text:style-name="P38"><text:soft-page-break/><text:span text:style-name="T10">3. </text:span>Write a <text:span text:style-name="T10">function </text:span><text:s/>that computes and prints the function y = f(x) = sin(k, x) in the range</text:p>
        </text:list-header>
      </text:list>
      <text:p text:style-name="P16"><text:span text:style-name="T18"><text:s text:c="6"/></text:span><text:span text:style-name="T16">[a, b]. <text:s/>Both the range and the parameter k are given as input by the user. (30 points)</text:span></text:p>
      <text:p text:style-name="P28"/>
      <text:p text:style-name="P29">Please enter the lower limit: 0.0</text:p>
      <text:p text:style-name="P29">Please enter the upper limit: 6.28</text:p>
      <text:p text:style-name="P29">Please enter the parameter k: 1.0</text:p>
      <text:p text:style-name="P17"/>
      <text:p text:style-name="P20"><text:span text:style-name="T13"><text:s text:c="18"/></text:span><text:span text:style-name="T14">I---------*---------I</text:span></text:p>
      <text:p text:style-name="P19"><text:span text:style-name="T15"><text:s text:c="28"/></text:span>I * <text:s/></text:p>
      <text:p text:style-name="P19"><text:span text:style-name="T15"><text:s text:c="28"/></text:span>I <text:s text:c="2"/>* <text:s text:c="2"/></text:p>
      <text:p text:style-name="P19"><text:span text:style-name="T15"><text:s text:c="28"/></text:span>I <text:s text:c="4"/>* <text:s/></text:p>
      <text:p text:style-name="P19"><text:span text:style-name="T15"><text:s text:c="28"/></text:span>I <text:s text:c="5"/>* <text:s/></text:p>
      <text:p text:style-name="P19"><text:span text:style-name="T15"><text:s text:c="28"/></text:span>I <text:s text:c="7"/>*</text:p>
      <text:p text:style-name="P19"><text:span text:style-name="T15"><text:s text:c="28"/></text:span>I <text:s text:c="8"/>*</text:p>
      <text:p text:style-name="P19"><text:span text:style-name="T15"><text:s text:c="28"/></text:span>I <text:s text:c="8"/>*</text:p>
      <text:p text:style-name="P19"><text:span text:style-name="T15"><text:s text:c="28"/></text:span>I <text:s text:c="8"/>*</text:p>
      <text:p text:style-name="P19"><text:span text:style-name="T15"><text:s text:c="28"/></text:span>I <text:s text:c="8"/>*</text:p>
      <text:p text:style-name="P19"><text:span text:style-name="T15"><text:s text:c="28"/></text:span>I <text:s text:c="7"/>*</text:p>
      <text:p text:style-name="P19"><text:span text:style-name="T15"><text:s text:c="28"/></text:span>I <text:s text:c="6"/>*</text:p>
      <text:p text:style-name="P19"><text:span text:style-name="T15"><text:s text:c="28"/></text:span>I <text:s text:c="5"/>*</text:p>
      <text:p text:style-name="P19"><text:span text:style-name="T15"><text:s text:c="28"/></text:span>I <text:s text:c="3"/>* <text:s text:c="3"/></text:p>
      <text:p text:style-name="P19"><text:span text:style-name="T15"><text:s text:c="28"/></text:span>I <text:s/>* <text:s text:c="4"/></text:p>
      <text:p text:style-name="P19"><text:span text:style-name="T15"><text:s text:c="28"/></text:span>I* <text:s/></text:p>
      <text:p text:style-name="P19"><text:span text:style-name="T15"><text:s text:c="27"/></text:span>*I</text:p>
      <text:p text:style-name="P19"><text:span text:style-name="T15"><text:s text:c="25"/></text:span>* <text:s/>I <text:s text:c="3"/></text:p>
      <text:p text:style-name="P19"><text:span text:style-name="T15"><text:s text:c="23"/></text:span>* <text:s text:c="3"/>I <text:s text:c="5"/></text:p>
      <text:p text:style-name="P19"><text:span text:style-name="T15"><text:s text:c="21"/></text:span>* <text:s text:c="5"/>I <text:s text:c="8"/></text:p>
      <text:p text:style-name="P19"><text:span text:style-name="T15"><text:s text:c="20"/></text:span>* <text:s text:c="6"/>I <text:s text:c="8"/></text:p>
      <text:p text:style-name="P19"><text:span text:style-name="T15"><text:s text:c="19"/></text:span>* <text:s text:c="7"/>I <text:s text:c="7"/></text:p>
      <text:p text:style-name="P19"><text:span text:style-name="T15"><text:s text:c="18"/></text:span>* <text:s text:c="8"/>I <text:s text:c="4"/></text:p>
      <text:p text:style-name="P19"><text:span text:style-name="T15"><text:s text:c="18"/></text:span>* <text:s text:c="8"/>I <text:s text:c="6"/></text:p>
      <text:p text:style-name="P19"><text:span text:style-name="T15"><text:s text:c="18"/></text:span>* <text:s text:c="8"/>I <text:s text:c="8"/></text:p>
      <text:p text:style-name="P19"><text:span text:style-name="T15"><text:s text:c="18"/></text:span>* <text:s text:c="8"/>I <text:s text:c="5"/></text:p>
      <text:p text:style-name="P19"><text:span text:style-name="T15"><text:s text:c="19"/></text:span>* <text:s text:c="7"/>I </text:p>
      <text:p text:style-name="P19"><text:span text:style-name="T15"><text:s text:c="20"/></text:span>* <text:s text:c="6"/>I</text:p>
      <text:p text:style-name="P19"><text:span text:style-name="T15"><text:s text:c="22"/></text:span>* <text:s text:c="4"/>I</text:p>
      <text:p text:style-name="P19"><text:span text:style-name="T15"><text:s text:c="23"/></text:span>* <text:s text:c="3"/>I</text:p>
      <text:p text:style-name="P20"><text:span text:style-name="T13"><text:s text:c="25"/></text:span><text:span text:style-name="T14">* <text:s/>I</text:span></text:p>
      <text:p text:style-name="P20"><text:span text:style-name="T20"><text:s text:c="61"/></text:span><text:span text:style-name="T14">*</text:span></text:p>
      <text:p text:style-name="P18"/>
      <text:p text:style-name="P5"/>
      <text:p text:style-name="P5"/>
      <text:p text:style-name="P7"/>
      <text:p text:style-name="P8"><text:span text:style-name="T8">4. </text:span><text:span text:style-name="T7">In this folder, you have an example of a python code that tries to generate some data and save into a file. This is an example of terrible coding and you job is to develop a function that does the same with better code planning and execution. </text:span><text:span text:style-name="T9">C</text:span><text:span text:style-name="T7">an you fix this and think of strategies to make this more creative, i.e generate some data and run some matrix operations and try to make some plots such as heatmaps and histograms? </text:span><text:span text:style-name="T8">(50 points)</text:span></text:p>
      <text:p text:style-name="P5"/>
      <text:p text:style-name="P9"/>
      <text:p text:style-name="P6"/>
      <text:p text:style-name="P2">Resources: </text:p>
      <text:p text:style-name="P12"><text:s/></text:p>
      <text:list xml:id="list1784172875" text:style-name="L1">
        <text:list-header>
          <text:p text:style-name="P33"><text:a xlink:type="simple" xlink:href="http://www.tutorialspoint.com/python/" text:style-name="Internet_20_link" text:visited-style-name="Visited_20_Internet_20_Link"><text:span text:style-name="T6"/></text:a></text:p>
        </text:list-header>
        <text:list-item>
          <text:p text:style-name="P33"><text:a xlink:type="simple" xlink:href="https://www.geeksforgeeks.org/how-to-draw-2d-heatmap-using-matplotlib-in-python/" text:style-name="Internet_20_link" text:visited-style-name="Visited_20_Internet_20_Link"><text:span text:style-name="T5">https://www.geeksforgeeks.org/how-to-draw-2d-heatmap-using-matplotlib-in-python/</text:span></text:a></text:p>
        </text:list-item>
        <text:list-item>
          <text:p text:style-name="P33"><text:a xlink:type="simple" xlink:href="https://matplotlib.org/stable/gallery/statistics/hist.html" text:style-name="Internet_20_link" text:visited-style-name="Visited_20_Internet_20_Link">https://matplotlib.org/stable/gallery/statistics/hist.html</text:a></text:p>
        </text:list-item>
      </text:list>
      <text:p text:style-name="P13"/>
      <text:p text:style-name="P11">Acknowledgment</text:p>
      <text:p text:style-name="P13"/>
      <text:p text:style-name="P13">The assignment is adapted from exercise designed by Prof. Christian Omlin</text:p>
      <text:list xml:id="list210834090206015" text:continue-numbering="true" text:style-name="L1">
        <text:list-header>
          <text:p text:style-name="P3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ematica1" svg:font-family="Mathematica1,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Lohit Hindi1" svg:font-family="'Lohit Hind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text-properties style:font-name="Courier New" fo:font-family="'Courier New'" style:font-family-generic="modern" fo:font-size="10pt" style:font-name-asian="Batang" style:font-family-asian="Batang, 'Arial Unicode MS'" style:font-size-asian="10pt" style:language-asian="ko" style:country-asian="KR" style:font-name-complex="Courier New" style:font-family-complex="'Courier New'" style:font-family-generic-complex="modern" style:font-size-complex="10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7z0" style:family="text">
      <style:text-properties style:font-name="Century Gothic" fo:font-family="'Century Gothic'" style:font-family-generic="swiss" style:font-pitch="variable" fo:font-size="10pt" fo:language="en" fo:country="US" style:font-size-asian="10pt" style:font-name-complex="Century Gothic" style:font-family-complex="'Century Gothic'" style:font-family-generic-complex="swiss" style:font-pitch-complex="variable" style:font-size-complex="10pt"/>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modern" fo:font-size="10pt" style:font-name-asian="Batang" style:font-family-asian="Batang, 'Arial Unicode MS'" style:font-size-asian="10pt" style:font-name-complex="Courier New" style:font-family-complex="'Courier New'" style:font-family-generic-complex="modern"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6T21:08:32.069165502</dc:date>
    <meta:editing-duration>PT9H29M29S</meta:editing-duration>
    <meta:editing-cycles>94</meta:editing-cycles>
    <meta:document-statistic meta:table-count="0" meta:image-count="0" meta:object-count="0" meta:page-count="2" meta:paragraph-count="80" meta:word-count="343" meta:character-count="2897" meta:non-whitespace-character-count="1346"/>
  </office:meta>
</office:document-meta>
</file>